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6"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keep-with-next="auto"/>
    </style:style>
    <style:style style:name="P7"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8" style:family="paragraph" style:parent-style-name="Standard" style:list-style-name="WWNum5">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3">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6"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5"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6"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8"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Original from </text:span><text:span text:style-name="T2">Bylaws of Makers Local 256 <text:s/></text:span><text:a xlink:type="simple" xlink:href="https://256.makerslocal.org/wiki/Bylaws" text:style-name="Internet_20_link" text:visited-style-name="Visited_20_Internet_20_Link"><text:span text:style-name="T8">https://256.makerslocal.org/wiki/Bylaws</text:span></text:a></text:p>
      <text:p text:style-name="P2"/>
      <text:p text:style-name="P14"><text:span text:style-name="T4">ARTICLE I — NAME AND PURPOSE</text:span></text:p>
      <text:p text:style-name="P13"><text:span text:style-name="T5">Section 1 - Name</text:span></text:p>
      <text:p text:style-name="P1"><text:span text:style-name="T2">The name of the organization shall be. Distributed Hacker/Maker Network (DHMN) shall be a nonprofit organization incorporated under the laws of the State of Wisconsin.</text:span></text:p>
      <text:p text:style-name="P13"><text:span text:style-name="T5">Section 2 - Purpose</text:span></text:p>
      <text:p text:style-name="P1"><text:span text:style-name="T2">DHMN is organized exclusively for charitable, scientific and education purposes. In addition to exploring the benefits of productivity through volunteer collaboration, the organization’s primary objectives are to create, educate, and learn.</text:span></text:p>
      <text:p text:style-name="P14"><text:span text:style-name="T4">ARTICLE II — Members</text:span></text:p>
      <text:p text:style-name="P13"><text:span text:style-name="T5">Section 1 - Eligibility</text:span></text:p>
      <text:p text:style-name="P16"><text:span text:style-name="T6">Section 1.1 - Regular Members</text:span></text:p>
      <text:p text:style-name="P1"><text:span text:style-name="T2">Official DHMN members must:</text:span></text:p>
      <text:p text:style-name="P1"><text:span text:style-name="T2">1.1.1 Have two signatures from members on a completed membership application.</text:span></text:p>
      <text:p text:style-name="P1"><text:span text:style-name="T2">1.1.2 Be current on their DHMN dues payment.</text:span></text:p>
      <text:p text:style-name="P16"><text:span text:style-name="T6">Section 1.2 - Officers</text:span></text:p>
      <text:p text:style-name="P1"><text:span text:style-name="T2">A member is eligible for an Officer position if they have remained an active member for at least 3 consecutive months preceding the election. <text:s/></text:span></text:p>
      <text:p text:style-name="P15"><text:bookmark text:name="_nj6dko1cmh45"/><text:span text:style-name="T7">Section 1.2.1 Officer Positions</text:span></text:p>
      <text:list xml:id="list4823875553679762304" text:style-name="WWNum4">
        <text:list-item>
          <text:p text:style-name="P7"><text:span text:style-name="T2">President</text:span></text:p>
        </text:list-item>
        <text:list-item>
          <text:p text:style-name="P7"><text:span text:style-name="T2">Vice President</text:span></text:p>
        </text:list-item>
        <text:list-item>
          <text:p text:style-name="P7"><text:span text:style-name="T2">Treasurer</text:span></text:p>
        </text:list-item>
        <text:list-item>
          <text:p text:style-name="P7"><text:span text:style-name="T2">Secretary</text:span></text:p>
        </text:list-item>
        <text:list-item>
          <text:p text:style-name="P7"><text:span text:style-name="T2">Chief Technology Officer</text:span></text:p>
        </text:list-item>
        <text:list-item>
          <text:p text:style-name="P7"><text:span text:style-name="T2">Community Liaison</text:span></text:p>
          <text:list>
            <text:list-item>
              <text:p text:style-name="P11"><text:span text:style-name="T2">Communication - twitter, calendar updates, site updates, facebook, answer calls (Mike P)</text:span></text:p>
            </text:list-item>
            <text:list-item>
              <text:p text:style-name="P11"><text:span text:style-name="T2">Personal Networking (L-Dron)</text:span></text:p>
            </text:list-item>
          </text:list>
        </text:list-item>
      </text:list>
      <text:p text:style-name="P16"><text:span text:style-name="T6">Section 1.3 - General Public (non-voting participant)</text:span></text:p>
      <text:p text:style-name="P1"><text:soft-page-break/><text:span text:style-name="T2">Any member of the general public may participate in DHMN events and meetings.</text:span></text:p>
      <text:p text:style-name="P13"><text:span text:style-name="T5">Section 2 – Rights and Responsibilities of Members</text:span></text:p>
      <text:p text:style-name="P16"><text:span text:style-name="T6">Section 2.1 - Regular Members</text:span></text:p>
      <text:p text:style-name="P1"><text:span text:style-name="T2">The organization recognizes the rights of all members to have unattended access to the organization’s space. The organization also recognizes the rights of members to vote in all elections opened to regular members. The organization requires members to pay monthly dues. Members must also follow all rules set by the board pertaining to the organization’s facilities.</text:span></text:p>
      <text:p text:style-name="P3"/>
      <text:p text:style-name="P16"><text:span text:style-name="T6">Section 2.2 - DHMN Officers</text:span></text:p>
      <text:p text:style-name="P1"><text:span text:style-name="T2">Officers of DHMN shall be selected by regular members and consist of willing board members. Board officers may also lead a committee which fulfills the duties of the office.</text:span></text:p>
      <text:p text:style-name="P15"><text:span text:style-name="T3">Section 2.2.1 - President</text:span></text:p>
      <text:p text:style-name="P1"><text:span text:style-name="T2">The President shall be responsible for leading general meetings.</text:span></text:p>
      <text:list xml:id="list7520985719311283327" text:style-name="WWNum5">
        <text:list-item>
          <text:p text:style-name="P8"><text:span text:style-name="T2">The official representative of the DHMN organization</text:span></text:p>
        </text:list-item>
        <text:list-item>
          <text:p text:style-name="P8"><text:span text:style-name="T2">Create referendums to keep the DHMN organization relevant and solvent</text:span></text:p>
        </text:list-item>
        <text:list-item>
          <text:p text:style-name="P8"><text:span text:style-name="T2">Create referendums for DHMN campaigns and general policy</text:span></text:p>
        </text:list-item>
        <text:list-item>
          <text:p text:style-name="P8"><text:span text:style-name="T2">Can sign binding DHMN contracts and legal documents if approved by a referendum</text:span></text:p>
        </text:list-item>
        <text:list-item>
          <text:p text:style-name="P8"><text:span text:style-name="T2">May delegate duties at their discretion</text:span></text:p>
        </text:list-item>
        <text:list-item>
          <text:p text:style-name="P8"><text:span text:style-name="T2">Perform all actions assigned to them by referendums</text:span></text:p>
        </text:list-item>
      </text:list>
      <text:list xml:id="list1665599323859145552" text:style-name="WWNum1">
        <text:list-item>
          <text:p text:style-name="P9"><text:span text:style-name="T2">Preside over official meetings</text:span></text:p>
        </text:list-item>
        <text:list-item>
          <text:p text:style-name="P9"><text:span text:style-name="T2">Appoint members in needed official roles until the next meeting, where the appointment will be held for a vote.</text:span></text:p>
        </text:list-item>
      </text:list>
      <text:p text:style-name="P15"><text:span text:style-name="T3">Section 2.2.2 - Secretary</text:span></text:p>
      <text:p text:style-name="P1"><text:span text:style-name="T2">The Secretary shall be responsible for keeping records of DHMN meetings, including sending out meeting announcements, and assuring that DHMN official records are maintained.</text:span></text:p>
      <text:p text:style-name="P15"><text:span text:style-name="T3">Section 2.2.3 - Treasurer</text:span></text:p>
      <text:p text:style-name="P1"><text:span text:style-name="T2">The Treasurer shall have custody of, and be held accountable for, all funds and assets of the organization, receive and give receipts for all monetary transactions of the organization, and deposit all such monies in the name of the organization. The treasurer shall publish a monthly and annual financial report.</text:span></text:p>
      <text:p text:style-name="P3"/>
      <text:p text:style-name="P1"><text:span text:style-name="T3">Section 2.2.4 - Vice-President</text:span></text:p>
      <text:p text:style-name="P4"/>
      <text:p text:style-name="P1"><text:span text:style-name="T3">Section 2.2.5 - Chief Technology Officer</text:span></text:p>
      <text:list xml:id="list8092497166142578995" text:style-name="WWNum2">
        <text:list-item>
          <text:p text:style-name="P10"><text:span text:style-name="T2">The Chief Technology Officer shall be the arbiter of official direction, when a conflict in technological methods arises. (such as the case of conflicting wifi access points set up during an official function, the CTO shall determine the appropriate response.)</text:span></text:p>
        </text:list-item>
        <text:list-item>
          <text:p text:style-name="P10"><text:soft-page-break/><text:span text:style-name="T2">The Chief Technology Officer shall oversee the registration/administration of group-controlled resources and maintain a list of resources already established by other members, that they may be contacted in the event of issues.</text:span></text:p>
        </text:list-item>
      </text:list>
      <text:p text:style-name="P4"/>
      <text:p text:style-name="P1"><text:span text:style-name="T3">Section 2.2.6 - Community Liason</text:span></text:p>
      <text:p text:style-name="P13"><text:span text:style-name="T5">Section 3 - Resignation and Expulsion</text:span></text:p>
      <text:p text:style-name="P16"><text:span text:style-name="T6">Section 3.1 - Regular Members</text:span></text:p>
      <text:p text:style-name="P1"><text:span text:style-name="T2">A member may be expelled from the organization at the discretion of the DHMN officers if they fail to observe the responsibilities of a regular member.</text:span></text:p>
      <text:p text:style-name="P1"><text:span text:style-name="T2">A member may be abruptly terminated without warning if they commit a criminal act upon person or property while on organization premises or at organization functions.</text:span></text:p>
      <text:p text:style-name="P16"><text:span text:style-name="T6">Section 3.2 - Board Members</text:span></text:p>
      <text:p text:style-name="P1"><text:span text:style-name="T2">A member may submit a proposal to cast a revote for one or more given officer positions during the elected member’s term. If this proposal is struck down by the officers, a petition signed by one fourth of current members will overturn this decision and invoke a public election for the given board positions.</text:span></text:p>
      <text:p text:style-name="P16"><text:span text:style-name="T6">Section 3.3 - Inactivity</text:span></text:p>
      <text:p text:style-name="P1"><text:span text:style-name="T2">A member is deemed inactive if he or she fails to provide a monthly pledged contribution for three months and shall forfeit membership.</text:span></text:p>
      <text:p text:style-name="P14"><text:span text:style-name="T4">ARTICLE III – Voting</text:span></text:p>
      <text:p text:style-name="P13"><text:span text:style-name="T5">Section 1 - Proposals</text:span></text:p>
      <text:p text:style-name="P1"><text:span text:style-name="T2">Written proposals must be submitted to a board member for sponsorship. If sponsored, a proposal must be made publicly available for review for no less than three days before the proposal may be voted on. Proposals shall be voted upon by the board of directors. The methods for determining the result of proposal vote (with the exception of bylaws amendments) are as follows:</text:span></text:p>
      <text:list xml:id="list9136096161408497430" text:style-name="WWNum3">
        <text:list-item>
          <text:p text:style-name="P12"><text:span text:style-name="T2">Majority of non-abstaining nay votes will cause vote to fail.</text:span></text:p>
        </text:list-item>
        <text:list-item>
          <text:p text:style-name="P12"><text:span text:style-name="T2">Minimum two nays to reconsider proposal vote at next meeting.</text:span></text:p>
        </text:list-item>
        <text:list-item>
          <text:p text:style-name="P12"><text:span text:style-name="T2">A membership vote can only be reconsidered once. A second vote resulting in at least two "Nay" votes causes a proposal vote to fail.</text:span></text:p>
        </text:list-item>
        <text:list-item>
          <text:p text:style-name="P12"><text:span text:style-name="T2">Given less than two "Nay" votes, majority of non-abstaining "Yea" votes will cause the motion to pass.</text:span></text:p>
        </text:list-item>
        <text:list-item>
          <text:p text:style-name="P12"><text:span text:style-name="T2">Once called to vote, a motion is open for vote for five days or until all votes are cast. At this time, the motion passes, fails, or is reconsidered.</text:span></text:p>
        </text:list-item>
      </text:list>
      <text:p text:style-name="P13"><text:span text:style-name="T5">Section 2 - Board of Directors</text:span></text:p>
      <text:p text:style-name="P1"><text:span text:style-name="T2">Elections for the Board of Directors shall occur semiannually at dates determined by the sitting Board of Directors and shall be open to all active members. Each voter shall vote “Yea” or “Nay” for each candidate. The number of "Yea" votes for a candidate must exceed fifty percent of votes cast for the candidate to be elected. When the election results are confirmed and announced, the board seats are vacated and assumed by the newly elected members.</text:span></text:p>
      <text:p text:style-name="P14"><text:span text:style-name="T4">Article IV – Revisions to These Bylaws</text:span></text:p>
      <text:p text:style-name="P13"><text:span text:style-name="T5">Section 1 – Revisions</text:span></text:p>
      <text:p text:style-name="P1"><text:span text:style-name="T2">Proposed revisions must be submitted to the Secretary to be sent out with regular board announcements. These bylaws may only be changed by a unanimous decision by the sitting board of directors.</text:span></text:p>
      <text:p text:style-name="P14"><text:span text:style-name="T4">Article V – Dissolution of the Organization</text:span></text:p>
      <text:p text:style-name="P13"><text:span text:style-name="T5">Section 1 – Dissolution</text:span></text:p>
      <text:p text:style-name="P1"><text:soft-page-break/><text:span text:style-name="T2">The organization may not dissolve less than 30 days from the time a proposal to dissolve passes.</text:span></text:p>
      <text:p text:style-name="P13"><text:span text:style-name="T5">Section 2 – Asset Distribution</text:span></text:p>
      <text:p text:style-name="P1"><text:span text:style-name="T2">In the event that a movement to dissolve the organization passes, assets may be liquidized to pay off any debt the organization may have accrued. Any remaining assets of the organization must be donated to an IRS 501c3 compliant charitable, educational, or scientific endeavor.</text:span></text:p>
      <text:p text:style-name="P3"/>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5" meta:word-count="1078" meta:character-count="6679" meta:non-whitespace-character-count="5687"/>
    <meta:generator>LibreOfficeDev/5.1.0.3$Linux_X86_64 LibreOffice_project/</meta:generator>
  </office:meta>
</office:document-meta>
</file>